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E000001F564ED26682840CD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d0cccc" draw:fill-color="#d0cccc" draw:textarea-horizontal-align="justify" draw:textarea-vertical-align="middle" draw:auto-grow-height="false" fo:min-height="1.25cm" fo:min-width="5.75cm"/>
    </style:style>
    <style:style style:name="gr2" style:family="graphic" style:parent-style-name="standard">
      <style:graphic-properties svg:stroke-color="#d0cccc" draw:fill-color="#d0cccc" draw:textarea-horizontal-align="justify" draw:textarea-vertical-align="middle" draw:auto-grow-height="false" fo:min-height="1.25cm" fo:min-width="4.2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4.5cm" fo:min-width="20.25cm"/>
    </style:style>
    <style:style style:name="gr4" style:family="graphic" style:parent-style-name="standard">
      <style:graphic-properties draw:stroke="none" svg:stroke-color="#000000" draw:fill="none" draw:fill-color="#ffffff" fo:min-height="14.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cm" fo:min-width="28.75cm"/>
    </style:style>
    <style:style style:name="gr7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4.5cm" fo:min-width="7.25cm"/>
    </style:style>
    <style:style style:name="gr9" style:family="graphic" style:parent-style-name="standard">
      <style:graphic-properties draw:stroke="none" svg:stroke-color="#000000" draw:fill="none" draw:fill-color="#ffffff" fo:min-height="14.5cm"/>
      <style:paragraph-properties style:writing-mode="lr-tb"/>
    </style:style>
    <style:style style:name="P1" style:family="paragraph">
      <loext:graphic-properties draw:fill-color="#d0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.4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4cm" fo:margin-bottom="0cm" fo:text-indent="0cm"/>
    </style:style>
    <style:style style:name="P5" style:family="paragraph">
      <style:paragraph-properties fo:text-align="center"/>
      <style:text-properties fo:font-size="30pt" style:font-size-asian="30pt" style:font-size-complex="30pt"/>
    </style:style>
    <style:style style:name="P6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7" style:family="paragraph">
      <style:paragraph-properties fo:text-align="center"/>
      <style:text-properties fo:font-size="25pt" style:font-size-asian="25pt" style:font-size-complex="25pt"/>
    </style:style>
    <style:style style:name="P8" style:family="paragraph">
      <loext:graphic-properties draw:fill="none" draw:fill-color="#ffffff"/>
      <style:paragraph-properties fo:text-align="center"/>
      <style:text-properties fo:font-size="25pt" style:font-size-asian="25pt" style:font-size-complex="25pt"/>
    </style:style>
    <style:style style:name="P9" style:family="paragraph">
      <style:paragraph-properties fo:margin-top="0.4cm" fo:margin-bottom="0cm" fo:text-align="center"/>
      <style:text-properties fo:color="#d0cccc" loext:opacity="100%"/>
    </style:style>
    <style:style style:name="P10" style:family="paragraph">
      <style:paragraph-properties fo:margin-left="0cm" fo:margin-right="0cm" fo:margin-top="0.4cm" fo:margin-bottom="0cm" fo:line-height="100%" fo:text-align="center" fo:text-indent="0cm"/>
      <style:text-properties fo:color="#d0cccc" loext:opacity="100%"/>
    </style:style>
    <style:style style:name="P11" style:family="paragraph">
      <loext:graphic-properties draw:fill="none" draw:fill-color="#ffffff"/>
      <style:paragraph-properties fo:margin-top="0.4cm" fo:margin-bottom="0cm" fo:text-align="center"/>
      <style:text-properties fo:color="#d0cccc" loext:opacity="100%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d0ccc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5cm" svg:height="1.5cm" svg:x="1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cm" svg:height="1.5cm" svg:x="28.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75cm" svg:height="14.75cm" svg:x="3.75cm" svg:y="2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2.499cm" svg:height="14.651cm" svg:x="3.501cm" svg:y="2.16cm">
          <draw:text-box>
            <text:p text:style-name="P3">ΔΗΜΙΟΥΡΓΗΣΕ ΚΥΡΙΟ ΒΡΟΧΟ &amp; ΕΛΕΓΧΟ ΤΟΥ ΧΡΟΝΟΥ</text:p>
            <text:p text:style-name="P3">ΕΝΕΡΓΟΠΟΙΗΣΕ ΑΝΑΛΥΣΗ ΑΡΧΕΙΟΥ ΡΥΘΜΙΣΕΩΝ </text:p>
            <text:p text:style-name="P3">ΔΙΑΦΟΡΕΣ ΕΠΙΛΥΣΕΙΣ ΣΦΑΛΜΑΤΩΝ</text:p>
            <text:p text:style-name="P3">ΠΡΟΣΘΗΚΕΣ/ΕΠΕΞΕΡΓΑΣΙΕΣ ΚΩΔΙΚΑ</text:p>
            <text:p text:style-name="P3">ΚΑΙ ΑΛΛΟΣ ΚΩΔΙΚΑΣ</text:p>
            <text:p text:style-name="P3">ΠΑΡΕ ΚΩΔΙΚΑ</text:p>
            <text:p text:style-name="P3">ΑΑΑΑΑΑΑΑ</text:p>
            <text:p text:style-name="P3">ΑΣΔΞΛΣΚΗΦΗΣΚΦΞ</text:p>
            <text:p text:style-name="P3">ΤΑ ΧΕΡΙΑ ΜΟΥ ΓΡΑΦΟΥΝ ΛΕΞΕΙΣ</text:p>
            <text:p text:style-name="P3">ΧΕΕΕΕΕΕΕΡΙΑ</text:p>
          </draw:text-box>
        </draw:frame>
        <draw:frame draw:style-name="gr5" draw:text-style-name="P6" draw:layer="layout" svg:width="22.5cm" svg:height="1.728cm" svg:x="3.5cm" svg:y="0.5cm">
          <draw:text-box>
            <text:p text:style-name="P5"><text:span text:style-name="T1">ΣΧΟΛΙΟ</text:span></text:p>
          </draw:text-box>
        </draw:frame>
        <draw:frame draw:style-name="gr5" draw:text-style-name="P6" draw:layer="layout" svg:width="8.5cm" svg:height="1.728cm" svg:x="26.25cm" svg:y="0.5cm">
          <draw:text-box>
            <text:p text:style-name="P5"><text:span text:style-name="T1">ΗΜ/ΝΙΑ</text:span></text:p>
          </draw:text-box>
        </draw:frame>
        <draw:custom-shape draw:style-name="gr6" draw:text-style-name="P2" draw:layer="layout" svg:width="29.25cm" svg:height="3.25cm" svg:x="3.75cm" svg:y="17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5cm" svg:height="3cm" svg:x="0cm" svg:y="17.743cm">
          <draw:text-box>
            <text:p text:style-name="P7"><text:span text:style-name="T2">ΟΣΟ ΠΕΡΝΑΕΙ Ο ΧΡΟΝΟΣ ΣΕ ΕΝΑ ΠΡΟΤΖΕΚΤ, ΤΑ ΜΗΝΥΜΑΤΑ ΜΟΥ ΣΤΑ GIT COMMITS ΓΙΝΟΝΤΑΙ ΟΛΟ ΚΑΙ ΛΙΓΟΤΕΡΟ ΕΝΗΜΕΡΩΤΙΚΑ </text:span></text:p>
          </draw:text-box>
        </draw:frame>
        <draw:custom-shape draw:style-name="gr8" draw:text-style-name="P2" draw:layer="layout" svg:width="7.75cm" svg:height="14.75cm" svg:x="26.5cm" svg:y="2.2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8.25cm" svg:height="14.75cm" svg:x="26.25cm" svg:y="2.25cm">
          <draw:text-box>
            <text:p text:style-name="P9"><text:span text:style-name="T3">14 ΩΡΕΣ ΠΡΙΝ</text:span></text:p>
            <text:p text:style-name="P10"><text:span text:style-name="T3">9 ΩΡΕΣ ΠΡΙΝ</text:span></text:p>
            <text:p text:style-name="P10"><text:span text:style-name="T3">5 ΩΡΕΣ ΠΡΙΝ</text:span></text:p>
            <text:p text:style-name="P10"><text:span text:style-name="T3">4 ΩΡΕΣ ΠΡΙΝ</text:span></text:p>
            <text:p text:style-name="P10"><text:span text:style-name="T3">4 ΩΡΕΣ ΠΡΙΝ</text:span></text:p>
            <text:p text:style-name="P10"><text:span text:style-name="T3">4 ΩΡΕΣ ΠΡΙΝ</text:span></text:p>
            <text:p text:style-name="P10"><text:span text:style-name="T3">3 ΩΡΕΣ ΠΡΙΝ</text:span></text:p>
            <text:p text:style-name="P10"><text:span text:style-name="T3">3 ΩΡΕΣ ΠΡΙΝ</text:span></text:p>
            <text:p text:style-name="P10"><text:span text:style-name="T3">2 ΩΡΕΣ ΠΡΙΝ</text:span></text:p>
            <text:p text:style-name="P10"><text:span text:style-name="T3">2 ΩΡΕΣ ΠΡΙΝ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6E000001F564ED26682840CDE9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Comic Sans MS" fo:font-family="'Comic Sans MS'" style:font-style-name="Bold" style:font-family-generic="script" style:font-pitch="variable" fo:font-size="2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cm" fo:page-height="2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15:10:20.901987111</meta:creation-date>
    <dc:date>2023-06-03T15:40:30.721565785</dc:date>
    <meta:editing-duration>PT9M46S</meta:editing-duration>
    <meta:editing-cycles>1</meta:editing-cycles>
    <meta:document-statistic meta:object-count="10"/>
    <meta:generator>LibreOffice/7.3.7.2$Linux_X86_64 LibreOffice_project/30$Build-2</meta:generator>
  </office:meta>
</office:document-meta>
</file>